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ibleObject.setAccessible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ibleObject.setAccessible( java . lang . reflect . AccessibleObject [ ]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ibleObject.isAccessi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ibleObject.Accessib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